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13.5pt"/>
    </style:style>
    <style:style style:name="co4" style:family="table-column">
      <style:table-column-properties fo:break-before="auto" style:column-width="107.21pt"/>
    </style:style>
    <style:style style:name="co5" style:family="table-column">
      <style:table-column-properties fo:break-before="auto" style:column-width="111.09pt"/>
    </style:style>
    <style:style style:name="co6" style:family="table-column">
      <style:table-column-properties fo:break-before="auto" style:column-width="100.74pt"/>
    </style:style>
    <style:style style:name="co7" style:family="table-column">
      <style:table-column-properties fo:break-before="auto" style:column-width="118.29pt"/>
    </style:style>
    <style:style style:name="co8" style:family="table-column">
      <style:table-column-properties fo:break-before="auto" style:column-width="98.39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88.16pt"/>
    </style:style>
    <style:style style:name="co11" style:family="table-column">
      <style:table-column-properties fo:break-before="auto" style:column-width="106.36pt"/>
    </style:style>
    <style:style style:name="co12" style:family="table-column">
      <style:table-column-properties fo:break-before="auto" style:column-width="87.31pt"/>
    </style:style>
    <style:style style:name="co13" style:family="table-column">
      <style:table-column-properties fo:break-before="auto" style:column-width="138.9pt"/>
    </style:style>
    <style:style style:name="co14" style:family="table-column">
      <style:table-column-properties fo:break-before="auto" style:column-width="137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1_20_Customers_20_and_20_Addresses">
      <style:table-properties table:display="true" style:writing-mode="lr-tb"/>
    </style: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&quot;;&quot;0&quot;)" table:allow-empty-cell="true" table:display-list="unsorted" table:base-cell-address="'M1 Customers and Addresses'.D2"/>
      </table:content-validations>
      <table:table table:name="M1 Customers and Addresses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986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320.6pt" svg:height="58.51pt" svg:x="91.39pt" svg:y="23.24pt" draw:caption-point-x="-11.54pt" draw:caption-point-y="-22.96pt">
              <dc:date>2019-05-03T00:00:00</dc:date>
              <text:p text:style-name="P1">Email of the customer.</text:p>
              <text:p text:style-name="P1"/>
              <text:p text:style-name="P1">Make sure to properly paste the email address with the domain.</text:p>
            </office:annotation>
            <text:p>email</text:p>
          </table:table-cell>
          <table:table-cell table:style-name="ce1" office:value-type="string" calcext:value-type="string">
            <office:annotation draw:style-name="gr2" draw:text-style-name="P2" svg:width="320.6pt" svg:height="74.24pt" svg:x="171.55pt" svg:y="23.24pt" draw:caption-point-x="-11.54pt" draw:caption-point-y="-22.96pt">
              <dc:date>2019-05-03T00:00:00</dc:date>
              <text:p text:style-name="P1">Defines to which website the customer belongs.</text:p>
              <text:p text:style-name="P1"/>
              <text:p text:style-name="P1">To find the value for the column navigate to Stores &gt; All Stores &gt; Click the required Website in Website column and find its Code.</text:p>
              <text:p text:style-name="P1"/>
            </office:annotation>
            <text:p>_website</text:p>
          </table:table-cell>
          <table:table-cell table:style-name="ce1" office:value-type="string" calcext:value-type="string">
            <office:annotation draw:style-name="gr2" draw:text-style-name="P2" svg:width="378.6pt" svg:height="74.24pt" svg:x="251.69pt" svg:y="23.24pt" draw:caption-point-x="-11.54pt" draw:caption-point-y="-22.96pt">
              <dc:date>2019-05-03T00:00:00</dc:date>
              <text:p text:style-name="P1">The Store View customer belongs to.</text:p>
              <text:p text:style-name="P1"/>
              <text:p text:style-name="P1">To find the value for the column navigate to Stores &gt; All Stores &gt; Click the required Store in Stores column and find its Code.</text:p>
              <text:p text:style-name="P1"/>
            </office:annotation>
            <text:p>_store</text:p>
          </table:table-cell>
          <table:table-cell table:style-name="ce1" office:value-type="string" calcext:value-type="string">
            <office:annotation draw:style-name="gr2" draw:text-style-name="P2" svg:width="378.6pt" svg:height="74.24pt" svg:x="331.85pt" svg:y="23.24pt" draw:caption-point-x="-11.54pt" draw:caption-point-y="-22.96pt">
              <dc:date>2019-05-03T00:00:00</dc:date>
              <text:p text:style-name="P1">Confirmed email. Defines whether customer has confirm their email address associated with their account.</text:p>
              <text:p text:style-name="P1"/>
              <text:p text:style-name="P1">1 - the email address has been confirmed</text:p>
              <text:p text:style-name="P1">0 - customer needs to confirm the email address</text:p>
            </office:annotation>
            <text:p>confirmation</text:p>
          </table:table-cell>
          <table:table-cell table:style-name="ce1" office:value-type="string" calcext:value-type="string">
            <office:annotation draw:style-name="gr3" draw:text-style-name="P2" svg:width="378.6pt" svg:height="90pt" svg:x="411.99pt" svg:y="23.24pt" draw:caption-point-x="-11.54pt" draw:caption-point-y="-22.96pt">
              <dc:date>2019-05-03T00:00:00</dc:date>
              <text:p text:style-name="P1">Account Created. Defines the date and time the account has been created.</text:p>
              <text:p text:style-name="P1"/>
              <text:p text:style-name="P1">The data format is:</text:p>
              <text:p text:style-name="P1">mm/dd/yyyy hh:mm:ss</text:p>
              <text:p text:style-name="P1">The time format uses 24 hour clock.</text:p>
            </office:annotation>
            <text:p>created_at</text:p>
          </table:table-cell>
          <table:table-cell table:style-name="ce1" office:value-type="string" calcext:value-type="string">
            <office:annotation draw:style-name="gr1" draw:text-style-name="P2" svg:width="378.6pt" svg:height="58.51pt" svg:x="492.15pt" svg:y="23.24pt" draw:caption-point-x="-11.54pt" draw:caption-point-y="-22.96pt">
              <dc:date>2019-05-03T00:00:00</dc:date>
              <text:p text:style-name="P1">Account Created in. Defines the Website the account has been created in.</text:p>
              <text:p text:style-name="P1"/>
              <text:p text:style-name="P1">You need to specify the name of the store view. You can find it at Stores &gt; All Stores &gt; Click the required store view in Store View column and find its Name.</text:p>
            </office:annotation>
            <text:p>created_in</text:p>
          </table:table-cell>
          <table:table-cell table:style-name="ce1" office:value-type="string" calcext:value-type="string">
            <office:annotation draw:style-name="gr2" draw:text-style-name="P2" svg:width="320.6pt" svg:height="74.24pt" svg:x="630.28pt" svg:y="23.24pt" draw:caption-point-x="-11.54pt" draw:caption-point-y="-22.96pt">
              <dc:date>2019-05-03T00:00:00</dc:date>
              <text:p text:style-name="P1">Disable Automatic Group Change Based on VAT ID.</text:p>
              <text:p text:style-name="P1"/>
              <text:p text:style-name="P1">1 - the automatic group change disabled</text:p>
              <text:p text:style-name="P1">0 - the automatic group change enabled</text:p>
            </office:annotation>
            <text:p>disable_auto_group_change</text:p>
          </table:table-cell>
          <table:table-cell table:style-name="ce1" office:value-type="string" calcext:value-type="string">
            <office:annotation draw:style-name="gr1" draw:text-style-name="P2" svg:width="320.6pt" svg:height="58.51pt" svg:x="710.45pt" svg:y="23.24pt" draw:caption-point-x="-11.54pt" draw:caption-point-y="-22.96pt">
              <dc:date>2019-05-03T00:00:00</dc:date>
              <text:p text:style-name="P1">Date of Birth of the customer.</text:p>
              <text:p text:style-name="P1"/>
              <text:p text:style-name="P1">The date should be in the following format yyyy-mm-dd</text:p>
            </office:annotation>
            <text:p>dob</text:p>
          </table:table-cell>
          <table:table-cell table:style-name="ce1" office:value-type="string" calcext:value-type="string">
            <office:annotation draw:style-name="gr1" draw:text-style-name="P2" svg:width="320.6pt" svg:height="58.51pt" svg:x="790.58pt" svg:y="23.24pt" draw:caption-point-x="-11.54pt" draw:caption-point-y="-22.96pt">
              <dc:date>2019-05-03T00:00:00</dc:date>
              <text:p text:style-name="P1">First Name of the customer</text:p>
              <text:p text:style-name="P1"/>
              <text:p text:style-name="P1">Any characters allowed.</text:p>
            </office:annotation>
            <text:p>firstname</text:p>
          </table:table-cell>
          <table:table-cell table:style-name="ce1" office:value-type="string" calcext:value-type="string">
            <office:annotation draw:style-name="gr3" draw:text-style-name="P2" svg:width="320.6pt" svg:height="90pt" svg:x="870.75pt" svg:y="23.24pt" draw:caption-point-x="-11.54pt" draw:caption-point-y="-22.96pt">
              <dc:date>2019-05-03T00:00:00</dc:date>
              <text:p text:style-name="P1">Gender of the customer.</text:p>
              <text:p text:style-name="P1"/>
              <text:p text:style-name="P1">Male</text:p>
              <text:p text:style-name="P1">Female</text:p>
              <text:p text:style-name="P1">leave blank if not specified</text:p>
            </office:annotation>
            <text:p>gender</text:p>
          </table:table-cell>
          <table:table-cell table:style-name="ce1" office:value-type="string" calcext:value-type="string">
            <office:annotation draw:style-name="gr1" draw:text-style-name="P2" svg:width="320.6pt" svg:height="58.51pt" svg:x="950.88pt" svg:y="23.24pt" draw:caption-point-x="-11.54pt" draw:caption-point-y="-22.96pt">
              <dc:date>2019-05-03T00:00:00</dc:date>
              <text:p text:style-name="P1">If of the Customer Group the customer belongs to.</text:p>
              <text:p text:style-name="P1"/>
              <text:p text:style-name="P1">ID of the Customer Group can be found under Customers &gt; Customer Groups. In ID column.</text:p>
            </office:annotation>
            <text:p>group_id</text:p>
          </table:table-cell>
          <table:table-cell table:style-name="ce1" office:value-type="string" calcext:value-type="string">
            <office:annotation draw:style-name="gr1" draw:text-style-name="P2" svg:width="320.6pt" svg:height="58.51pt" svg:x="1031.05pt" svg:y="23.24pt" draw:caption-point-x="-11.54pt" draw:caption-point-y="-22.96pt">
              <dc:date>2019-05-03T00:00:00</dc:date>
              <text:p text:style-name="P1">Last Name of the customer.</text:p>
              <text:p text:style-name="P1"/>
              <text:p text:style-name="P1">Any characters allowed.</text:p>
            </office:annotation>
            <text:p>lastname</text:p>
          </table:table-cell>
          <table:table-cell table:style-name="ce1" office:value-type="string" calcext:value-type="string">
            <office:annotation draw:style-name="gr1" draw:text-style-name="P2" svg:width="353.96pt" svg:height="58.51pt" svg:x="1111.18pt" svg:y="23.24pt" draw:caption-point-x="-11.54pt" draw:caption-point-y="-22.96pt">
              <dc:date>2019-05-03T00:00:00</dc:date>
              <text:p text:style-name="P1">Middle Name/Initial of the customer.</text:p>
              <text:p text:style-name="P1"/>
              <text:p text:style-name="P1">Any character value allowed.</text:p>
            </office:annotation>
            <text:p>middlename</text:p>
          </table:table-cell>
          <table:table-cell table:style-name="ce1" office:value-type="string" calcext:value-type="string">
            <office:annotation draw:style-name="gr4" draw:text-style-name="P2" svg:width="353.93pt" svg:height="26.99pt" svg:x="1191.34pt" svg:y="23.24pt" draw:caption-point-x="-11.54pt" draw:caption-point-y="-22.96pt">
              <dc:date>2019-05-03T00:00:00</dc:date>
              <text:p text:style-name="P1">Hash value of the customer accound password.</text:p>
            </office:annotation>
            <text:p>password_hash</text:p>
          </table:table-cell>
          <table:table-cell table:style-name="ce1" office:value-type="string" calcext:value-type="string">
            <office:annotation draw:style-name="gr2" draw:text-style-name="P2" svg:width="353.96pt" svg:height="74.24pt" svg:x="1271.48pt" svg:y="23.24pt" draw:caption-point-x="-11.54pt" draw:caption-point-y="-22.96pt">
              <dc:date>2019-05-03T00:00:00</dc:date>
              <text:p text:style-name="P1">Name Prefix of the customer.</text:p>
              <text:p text:style-name="P1"/>
              <text:p text:style-name="P1">Any character value.</text:p>
              <text:p text:style-name="P1"/>
            </office:annotation>
            <text:p>prefix</text:p>
          </table:table-cell>
          <table:table-cell table:style-name="ce1" office:value-type="string" calcext:value-type="string">
            <office:annotation draw:style-name="gr4" draw:text-style-name="P2" svg:width="353.93pt" svg:height="26.99pt" svg:x="1351.64pt" svg:y="23.24pt" draw:caption-point-x="-11.54pt" draw:caption-point-y="-22.96pt">
              <dc:date>2019-05-03T00:00:00</dc:date>
              <text:p text:style-name="P1">Reset password token of the customer account</text:p>
            </office:annotation>
            <text:p>rp_token</text:p>
          </table:table-cell>
          <table:table-cell table:style-name="ce1" office:value-type="string" calcext:value-type="string">
            <office:annotation draw:style-name="gr1" draw:text-style-name="P2" svg:width="320.6pt" svg:height="58.51pt" svg:x="1465.14pt" svg:y="23.24pt" draw:caption-point-x="-11.54pt" draw:caption-point-y="-22.96pt">
              <dc:date>2019-05-03T00:00:00</dc:date>
              <text:p text:style-name="P1">The date the password had beed reset.</text:p>
              <text:p text:style-name="P1"/>
              <text:p text:style-name="P1">The date should be in the following format yyyy-mm-dd hh:mm:ss</text:p>
            </office:annotation>
            <text:p>rp_token_created_at</text:p>
          </table:table-cell>
          <table:table-cell table:style-name="ce1" office:value-type="string" calcext:value-type="string">
            <office:annotation draw:style-name="gr4" draw:text-style-name="P2" svg:width="320.6pt" svg:height="26.99pt" svg:x="1545.28pt" svg:y="23.24pt" draw:caption-point-x="-11.54pt" draw:caption-point-y="-22.96pt">
              <dc:date>2019-05-03T00:00:00</dc:date>
              <text:p text:style-name="P1">ID of the store the customer belongs to.</text:p>
            </office:annotation>
            <text:p>store_id</text:p>
          </table:table-cell>
          <table:table-cell table:style-name="ce1" office:value-type="string" calcext:value-type="string">
            <office:annotation draw:style-name="gr2" draw:text-style-name="P2" svg:width="320.6pt" svg:height="74.24pt" svg:x="1625.44pt" svg:y="23.24pt" draw:caption-point-x="-11.54pt" draw:caption-point-y="-22.96pt">
              <dc:date>2019-05-03T00:00:00</dc:date>
              <text:p text:style-name="P1">Name Suffix of the customer.</text:p>
              <text:p text:style-name="P1"/>
              <text:p text:style-name="P1">Any character value.</text:p>
              <text:p text:style-name="P1"/>
            </office:annotation>
            <text:p>suffix</text:p>
          </table:table-cell>
          <table:table-cell table:style-name="ce1" office:value-type="string" calcext:value-type="string">
            <office:annotation draw:style-name="gr4" draw:text-style-name="P2" svg:width="347.67pt" svg:height="26.99pt" svg:x="1705.58pt" svg:y="23.24pt" draw:caption-point-x="-11.54pt" draw:caption-point-y="-22.96pt">
              <dc:date>2019-05-03T00:00:00</dc:date>
              <text:p text:style-name="P1">Tax/VAT Number of the customer.</text:p>
            </office:annotation>
            <text:p>taxvat</text:p>
          </table:table-cell>
          <table:table-cell table:style-name="ce1" office:value-type="string" calcext:value-type="string">
            <office:annotation draw:style-name="gr4" draw:text-style-name="P2" svg:width="378.6pt" svg:height="26.99pt" svg:x="1785.74pt" svg:y="23.24pt" draw:caption-point-x="-11.54pt" draw:caption-point-y="-22.96pt">
              <dc:date>2019-05-03T00:00:00</dc:date>
              <text:p text:style-name="P1">ID of the website the customer belongs to.</text:p>
            </office:annotation>
            <text:p>website_id</text:p>
          </table:table-cell>
          <table:table-cell table:style-name="ce1" office:value-type="string" calcext:value-type="string">
            <office:annotation draw:style-name="gr1" draw:text-style-name="P2" svg:width="378.62pt" svg:height="58.51pt" svg:x="1865.88pt" svg:y="23.24pt" draw:caption-point-x="-11.54pt" draw:caption-point-y="-22.96pt">
              <dc:date>2019-05-03T00:00:00</dc:date>
              <text:p text:style-name="P1">If you want to change the password to the customer's account this is the column you type it in.</text:p>
              <text:p text:style-name="P1"/>
              <text:p text:style-name="P1">Any values supported by password field.</text:p>
            </office:annotation>
            <text:p>password</text:p>
          </table:table-cell>
          <table:table-cell table:style-name="ce1" office:value-type="string" calcext:value-type="string">
            <office:annotation draw:style-name="gr4" draw:text-style-name="P2" svg:width="399.2pt" svg:height="26.99pt" svg:x="1946.04pt" svg:y="23.24pt" draw:caption-point-x="-11.54pt" draw:caption-point-y="-22.96pt">
              <dc:date>2019-05-03T00:00:00</dc:date>
              <text:p text:style-name="P1">City of the customer. Can be any character value.</text:p>
            </office:annotation>
            <text:p>_address_city</text:p>
          </table:table-cell>
          <table:table-cell table:style-name="ce1" office:value-type="string" calcext:value-type="string">
            <office:annotation draw:style-name="gr4" draw:text-style-name="P2" svg:width="399.2pt" svg:height="26.99pt" svg:x="2053.25pt" svg:y="23.24pt" draw:caption-point-x="-11.54pt" draw:caption-point-y="-22.96pt">
              <dc:date>2019-05-03T00:00:00</dc:date>
              <text:p text:style-name="P1">Company of the customer. Can be any value.</text:p>
            </office:annotation>
            <text:p>_address_company</text:p>
          </table:table-cell>
          <table:table-cell table:style-name="ce1" office:value-type="string" calcext:value-type="string">
            <office:annotation draw:style-name="gr4" draw:text-style-name="P2" svg:width="406.4pt" svg:height="28.09pt" svg:x="2164.34pt" svg:y="22.71pt" draw:caption-point-x="-11.54pt" draw:caption-point-y="-22.42pt">
              <dc:date>2019-05-03T00:00:00</dc:date>
              <text:p text:style-name="P1">ID the customer country. For full list of country IDs refer to the Country and State Codes sheet of this table.</text:p>
            </office:annotation>
            <text:p>_address_country_id</text:p>
          </table:table-cell>
          <table:table-cell table:style-name="ce1" office:value-type="string" calcext:value-type="string">
            <office:annotation draw:style-name="gr4" draw:text-style-name="P2" svg:width="424.63pt" svg:height="26.99pt" svg:x="2244.5pt" svg:y="23.24pt" draw:caption-point-x="-11.54pt" draw:caption-point-y="-22.96pt">
              <dc:date>2019-05-03T00:00:00</dc:date>
              <text:p text:style-name="P1">Fax of the customer. Can be any numeral value.</text:p>
            </office:annotation>
            <text:p>_address_fax</text:p>
          </table:table-cell>
          <table:table-cell table:style-name="ce1" office:value-type="string" calcext:value-type="string">
            <office:annotation draw:style-name="gr5" draw:text-style-name="P2" svg:width="404.05pt" svg:height="42.75pt" svg:x="2345.24pt" svg:y="23.24pt" draw:caption-point-x="-11.54pt" draw:caption-point-y="-22.96pt">
              <dc:date>2019-05-03T00:00:00</dc:date>
              <text:p text:style-name="P1">Customer's first name for the address.</text:p>
              <text:p text:style-name="P1">Can be any character value.</text:p>
            </office:annotation>
            <text:p>_address_firstname</text:p>
          </table:table-cell>
          <table:table-cell table:style-name="ce1" office:value-type="string" calcext:value-type="string">
            <office:annotation draw:style-name="gr5" draw:text-style-name="P2" svg:width="385.74pt" svg:height="42.75pt" svg:x="2452.45pt" svg:y="23.24pt" draw:caption-point-x="-11.54pt" draw:caption-point-y="-22.96pt">
              <dc:date>2019-05-03T00:00:00</dc:date>
              <text:p text:style-name="P1">Customer's last name for the address.</text:p>
              <text:p text:style-name="P1">Can be any character value.</text:p>
            </office:annotation>
            <text:p>_address_lastname</text:p>
          </table:table-cell>
          <table:table-cell table:style-name="ce1" office:value-type="string" calcext:value-type="string">
            <office:annotation draw:style-name="gr5" draw:text-style-name="P2" svg:width="355.61pt" svg:height="42.75pt" svg:x="2570.74pt" svg:y="23.24pt" draw:caption-point-x="-11.54pt" draw:caption-point-y="-22.96pt">
              <dc:date>2019-05-03T00:00:00</dc:date>
              <text:p text:style-name="P1">Customer's middle name for the address.</text:p>
              <text:p text:style-name="P1">Can be any character value.</text:p>
            </office:annotation>
            <text:p>_address_middlename</text:p>
          </table:table-cell>
          <table:table-cell table:style-name="ce1" office:value-type="string" calcext:value-type="string">
            <office:annotation draw:style-name="gr5" draw:text-style-name="P2" svg:width="337.35pt" svg:height="42.75pt" svg:x="2669.13pt" svg:y="23.24pt" draw:caption-point-x="-11.54pt" draw:caption-point-y="-22.96pt">
              <dc:date>2019-05-03T00:00:00</dc:date>
              <text:p text:style-name="P1">Postcode of the customer.</text:p>
              <text:p text:style-name="P1">Can be any numeral value.</text:p>
            </office:annotation>
            <text:p>_address_postcode</text:p>
          </table:table-cell>
          <table:table-cell table:style-name="ce1" office:value-type="string" calcext:value-type="string">
            <office:annotation draw:style-name="gr5" draw:text-style-name="P2" svg:width="363.54pt" svg:height="42.75pt" svg:x="2749.29pt" svg:y="23.24pt" draw:caption-point-x="-11.54pt" draw:caption-point-y="-22.96pt">
              <dc:date>2019-05-03T00:00:00</dc:date>
              <text:p text:style-name="P1">Customer's name prefix for address.</text:p>
              <text:p text:style-name="P1">Can be any character value.</text:p>
            </office:annotation>
            <text:p>_address_prefix</text:p>
          </table:table-cell>
          <table:table-cell table:style-name="ce1" office:value-type="string" calcext:value-type="string">
            <office:annotation draw:style-name="gr1" draw:text-style-name="P2" svg:width="361.96pt" svg:height="58.51pt" svg:x="2838.19pt" svg:y="23.24pt" draw:caption-point-x="-11.54pt" draw:caption-point-y="-22.96pt">
              <dc:date>2019-05-03T00:00:00</dc:date>
              <text:p text:style-name="P1">Region of the country of the customer.</text:p>
              <text:p text:style-name="P1"/>
              <text:p text:style-name="P1">Refer to the Country and State Codes sheet of this table for proper region name or state code. Both can be entered in this field.</text:p>
            </office:annotation>
            <text:p>_address_region</text:p>
          </table:table-cell>
          <table:table-cell table:style-name="ce1" office:value-type="string" calcext:value-type="string">
            <office:annotation draw:style-name="gr1" draw:text-style-name="P2" svg:width="412.7pt" svg:height="58.51pt" svg:x="2926.35pt" svg:y="23.24pt" draw:caption-point-x="-11.54pt" draw:caption-point-y="-22.96pt">
              <dc:date>2019-05-03T00:00:00</dc:date>
              <text:p text:style-name="P1">Name of the street of the customer.</text:p>
              <text:p text:style-name="P1"/>
              <text:p text:style-name="P1">Can be any character or numeric value.</text:p>
            </office:annotation>
            <text:p>_address_street</text:p>
          </table:table-cell>
          <table:table-cell table:style-name="ce1" office:value-type="string" calcext:value-type="string">
            <office:annotation draw:style-name="gr5" draw:text-style-name="P2" svg:width="469.87pt" svg:height="42.75pt" svg:x="3006.48pt" svg:y="23.24pt" draw:caption-point-x="-11.54pt" draw:caption-point-y="-22.96pt">
              <dc:date>2019-05-03T00:00:00</dc:date>
              <text:p text:style-name="P1">Customer's name suffix for address.</text:p>
              <text:p text:style-name="P1">Can be any character value.</text:p>
            </office:annotation>
            <text:p>_address_suffix</text:p>
          </table:table-cell>
          <table:table-cell table:style-name="ce1" office:value-type="string" calcext:value-type="string">
            <office:annotation draw:style-name="gr1" draw:text-style-name="P2" svg:width="443.65pt" svg:height="58.51pt" svg:x="3112.84pt" svg:y="23.24pt" draw:caption-point-x="-11.54pt" draw:caption-point-y="-22.96pt">
              <dc:date>2019-05-03T00:00:00</dc:date>
              <text:p text:style-name="P1">Customer's telephone number.</text:p>
              <text:p text:style-name="P1"/>
              <text:p text:style-name="P1">Can be any numeral value.</text:p>
            </office:annotation>
            <text:p>_address_telephone</text:p>
          </table:table-cell>
          <table:table-cell table:style-name="ce1" office:value-type="string" calcext:value-type="string">
            <office:annotation draw:style-name="gr1" draw:text-style-name="P2" svg:width="436.51pt" svg:height="58.51pt" svg:x="3200.14pt" svg:y="23.24pt" draw:caption-point-x="-11.54pt" draw:caption-point-y="-22.96pt">
              <dc:date>2019-05-03T00:00:00</dc:date>
              <text:p text:style-name="P1">Customer's VAT for the address.</text:p>
              <text:p text:style-name="P1"/>
              <text:p text:style-name="P1">Can be any proper VAT value</text:p>
            </office:annotation>
            <text:p>_address_vat_id</text:p>
          </table:table-cell>
          <table:table-cell table:style-name="ce1" office:value-type="string" calcext:value-type="string">
            <office:annotation draw:style-name="gr2" draw:text-style-name="P2" svg:width="377.74pt" svg:height="74.24pt" svg:x="3339.04pt" svg:y="23.24pt" draw:caption-point-x="-11.54pt" draw:caption-point-y="-22.96pt">
              <dc:date>2019-05-03T00:00:00</dc:date>
              <text:p text:style-name="P1">Defines if the imported address of customer is default for Billing.</text:p>
              <text:p text:style-name="P1"/>
              <text:p text:style-name="P1">1 - the address is default </text:p>
              <text:p text:style-name="P1">0 - the address is not default</text:p>
            </office:annotation>
            <text:p>_address_default_billing_</text:p>
          </table:table-cell>
          <table:table-cell table:style-name="ce1" office:value-type="string" calcext:value-type="string">
            <office:annotation draw:style-name="gr2" draw:text-style-name="P2" svg:width="320.6pt" svg:height="74.24pt" svg:x="3476.35pt" svg:y="23.24pt" draw:caption-point-x="-11.54pt" draw:caption-point-y="-22.96pt">
              <dc:date>2019-05-03T00:00:00</dc:date>
              <text:p text:style-name="P1">Defines if the imported address of customer is default for Shipping.</text:p>
              <text:p text:style-name="P1"/>
              <text:p text:style-name="P1">1 - the address is default </text:p>
              <text:p text:style-name="P1">0 - the address is not default</text:p>
            </office:annotation>
            <text:p>_address_default_shipping_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roni_cost@example.com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default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3" office:value-type="date" office:date-value="2018-01-16T09:48:37" calcext:value-type="date">
            <text:p>1/16/2018 9:48:37</text:p>
          </table:table-cell>
          <table:table-cell table:style-name="ce2" office:value-type="string" calcext:value-type="string">
            <text:p>Default Store View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4" office:value-type="date" office:date-value="1973-12-15" calcext:value-type="date">
            <text:p>12/15/1973</text:p>
          </table:table-cell>
          <table:table-cell table:style-name="ce2" office:value-type="string" calcext:value-type="string">
            <text:p>Veronica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stello</text:p>
          </table:table-cell>
          <table:table-cell table:style-name="ce2"/>
          <table:table-cell table:style-name="ce2" office:value-type="string" calcext:value-type="string">
            <text:p>ef55cebdb2034a893d94c36a259cd5edad7001c6bad560a4a45de8872f22944b:Dr0YM5KykTZZlAv628Fgk8A1ijMw6qHu:1</text:p>
          </table:table-cell>
          <table:table-cell table:style-name="ce2"/>
          <table:table-cell table:style-name="ce2" office:value-type="string" calcext:value-type="string">
            <text:p>09ae7838f74dc08343252255d7c69bf8</text:p>
          </table:table-cell>
          <table:table-cell table:style-name="ce4" office:value-type="date" office:date-value="2018-01-16T09:48:37" calcext:value-type="date">
            <text:p>1/16/201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alder</text:p>
          </table:table-cell>
          <table:table-cell table:style-name="ce2"/>
          <table:table-cell table:style-name="ce2" office:value-type="string" calcext:value-type="string">
            <text:p>US</text:p>
          </table:table-cell>
          <table:table-cell table:style-name="ce2"/>
          <table:table-cell table:style-name="ce2" office:value-type="string" calcext:value-type="string">
            <text:p>Veronica</text:p>
          </table:table-cell>
          <table:table-cell table:style-name="ce2" office:value-type="string" calcext:value-type="string">
            <text:p>Costello</text:p>
          </table:table-cell>
          <table:table-cell table:style-name="ce2"/>
          <table:table-cell table:style-name="ce2" office:value-type="string" calcext:value-type="string">
            <text:p>49628-7978</text:p>
          </table:table-cell>
          <table:table-cell table:style-name="ce2"/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6146 Honey Bluff Parkway</text:p>
          </table:table-cell>
          <table:table-cell table:style-name="ce2"/>
          <table:table-cell table:style-name="ce2" office:value-type="string" calcext:value-type="string">
            <text:p>(555) 229-3326</text:p>
          </table:table-cell>
          <table:table-cell table:style-name="ce2"/>
          <table:table-cell table:style-name="ce2" table:content-validation-name="val1" table:number-columns-repeated="2"/>
          <table:table-cell table:number-columns-repeated="986"/>
        </table:table-row>
        <table:table-row table:style-name="ro1">
          <table:table-cell table:style-name="ce2" office:value-type="string" calcext:value-type="string">
            <text:p>doe@test.com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default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3" office:value-type="date" office:date-value="2018-02-07T09:15:00" calcext:value-type="date">
            <text:p>2/7/2018 9:15:00</text:p>
          </table:table-cell>
          <table:table-cell table:style-name="ce2" office:value-type="string" calcext:value-type="string">
            <text:p>Default Store View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4" office:value-type="date" office:date-value="1986-05-10" calcext:value-type="date">
            <text:p>5/10/1986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0dae96ff085057cfd5ec9531878416a2611dadaa67731964d12143858d20e4a6:1YwspSypMib3ra3pHCX8VPSfUzrDyO5K:1</text:p>
          </table:table-cell>
          <table:table-cell table:style-name="ce2" office:value-type="string" calcext:value-type="string">
            <text:p>Mr.</text:p>
          </table:table-cell>
          <table:table-cell table:style-name="ce2"/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r.</text:p>
          </table:table-cell>
          <table:table-cell table:style-name="ce2" office:value-type="string" calcext:value-type="string">
            <text:p>EU5555555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FireBear Studio</text:p>
          </table:table-cell>
          <table:table-cell table:style-name="ce2" office:value-type="string" calcext:value-type="string">
            <text:p>DE</text:p>
          </table:table-cell>
          <table:table-cell table:style-name="ce2"/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Doe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Mr.</text:p>
          </table:table-cell>
          <table:table-cell table:style-name="ce2"/>
          <table:table-cell table:style-name="ce2" office:value-type="string" calcext:value-type="string">
            <text:p>Test</text:p>
            <text:p>23</text:p>
          </table:table-cell>
          <table:table-cell table:style-name="ce2" office:value-type="string" calcext:value-type="string">
            <text:p>Jr.</text:p>
          </table:table-cell>
          <table:table-cell table:style-name="ce2" office:value-type="float" office:value="5555555555" calcext:value-type="float">
            <text:p>5555555555</text:p>
          </table:table-cell>
          <table:table-cell table:style-name="ce2" office:value-type="string" calcext:value-type="string">
            <text:p>EU555555555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roe@test.com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default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3" office:value-type="date" office:date-value="2018-02-21T12:28:57" calcext:value-type="date">
            <text:p>2/21/2018 12:28:57</text:p>
          </table:table-cell>
          <table:table-cell table:style-name="ce2" office:value-type="string" calcext:value-type="string">
            <text:p>Default Store View</text:p>
          </table:table-cell>
          <table:table-cell table:style-name="ce2" table:content-validation-name="val1" office:value-type="float" office:value="0" calcext:value-type="float">
            <text:p>0</text:p>
          </table:table-cell>
          <table:table-cell table:style-name="ce4" office:value-type="date" office:date-value="1991-07-05" calcext:value-type="date">
            <text:p>7/5/1991</text:p>
          </table:table-cell>
          <table:table-cell table:style-name="ce2" office:value-type="string" calcext:value-type="string">
            <text:p>Jane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e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Mrs.</text:p>
          </table:table-cell>
          <table:table-cell table:style-name="ce2" office:value-type="string" calcext:value-type="string">
            <text:p>5481196900927de23bbbcc5ef4e45716</text:p>
          </table:table-cell>
          <table:table-cell table:style-name="ce4" office:value-type="date" office:date-value="2018-02-21T12:28:57" calcext:value-type="date">
            <text:p>2/21/20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r.</text:p>
          </table:table-cell>
          <table:table-cell table:style-name="ce2" office:value-type="string" calcext:value-type="string">
            <text:p>EU5555555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FireBear Studio</text:p>
          </table:table-cell>
          <table:table-cell table:style-name="ce2" office:value-type="string" calcext:value-type="string">
            <text:p>DE</text:p>
          </table:table-cell>
          <table:table-cell table:style-name="ce2"/>
          <table:table-cell table:style-name="ce2" office:value-type="string" calcext:value-type="string">
            <text:p>Jane</text:p>
          </table:table-cell>
          <table:table-cell table:style-name="ce2" office:value-type="string" calcext:value-type="string">
            <text:p>Roe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Mrs.</text:p>
          </table:table-cell>
          <table:table-cell table:style-name="ce2"/>
          <table:table-cell table:style-name="ce2" office:value-type="string" calcext:value-type="string">
            <text:p>Test</text:p>
            <text:p>96</text:p>
          </table:table-cell>
          <table:table-cell table:style-name="ce2" office:value-type="string" calcext:value-type="string">
            <text:p>Sr.</text:p>
          </table:table-cell>
          <table:table-cell table:style-name="ce2" office:value-type="float" office:value="5555555556" calcext:value-type="float">
            <text:p>5555555556</text:p>
          </table:table-cell>
          <table:table-cell table:style-name="ce2" office:value-type="string" calcext:value-type="string">
            <text:p>EU555555555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number-columns-repeated="98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1_20_Customers_20_and_20_Addresses" style:display-name="PageStyle_M1 Customers and Addres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" meta:object-count="0"/>
    <meta:generator>LibreOfficeDev/6.0.5.2$Linux_X86_64 LibreOffice_project/</meta:generator>
  </office:meta>
</office:document-meta>
</file>